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6.46pt" svg:height="255.03pt" svg:x="331.14pt" svg:y="288.48pt">
            <loext:p draw:notify-on-update-of-ranges="Sheet1.B3:Sheet1.B16 Sheet1.B3:Sheet1.B16 Sheet1.C2:Sheet1.C2 Sheet1.C3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6.46pt" svg:height="255.03pt" svg:x="330.63pt" svg:y="14.8pt">
            <loext:p draw:notify-on-update-of-ranges="Sheet1.B3:Sheet1.B16 Sheet1.B3:Sheet1.B16 Sheet1.C2:Sheet1.C2 Sheet1.C3:Sheet1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46.46pt" svg:height="255.03pt" svg:x="798.94pt" svg:y="15.31pt">
            <loext:p draw:notify-on-update-of-ranges="Sheet1.B3:Sheet1.B16 Sheet1.B3:Sheet1.B16 Sheet1.C2:Sheet1.C2 Sheet1.C3:Sheet1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46.46pt" svg:height="255.03pt" svg:x="798.49pt" svg:y="289.53pt">
            <loext:p draw:notify-on-update-of-ranges="Sheet1.B3:Sheet1.B16 Sheet1.B3:Sheet1.B16 Sheet1.C2:Sheet1.C2 Sheet1.C3:Sheet1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05:22:56.76165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7T06:06:50.210078105</dc:date>
    <meta:editing-duration>PT41M45S</meta:editing-duration>
    <meta:editing-cycles>8</meta:editing-cycles>
    <meta:generator>LibreOffice/5.1.4.2$Linux_X86_64 LibreOffice_project/10m0$Build-2</meta:generator>
    <meta:document-statistic meta:table-count="1" meta:cell-count="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Sheet1.B2:Sheet1.C16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Sheet1.B3:Sheet1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Sheet1.C3:Sheet1.C16" chart:label-cell-address="Sheet1.C2:Sheet1.C2" chart:class="chart:scatter">
            <chart:domain table:cell-range-address="Sheet1.B3:Sheet1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9">
                <text:p>9</text:p>
                <draw:g>
                  <svg:desc>Sheet1.B3:Sheet1.B16</svg:desc>
                </draw:g>
              </table:table-cell>
              <table:table-cell office:value-type="float" office:value="0.000352178055555556">
                <text:p>0.000352178055555556</text:p>
                <draw:g>
                  <svg:desc>Sheet1.C3:Sheet1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